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d5e2" officeooo:paragraph-rsid="0016d5e2"/>
    </style:style>
    <style:style style:name="P2" style:family="paragraph" style:parent-style-name="Standard">
      <style:text-properties officeooo:rsid="0017a3e6" officeooo:paragraph-rsid="0017a3e6"/>
    </style:style>
    <style:style style:name="P3" style:family="paragraph" style:parent-style-name="Standard">
      <style:text-properties officeooo:rsid="0017a3e6" officeooo:paragraph-rsid="00212fc5"/>
    </style:style>
    <style:style style:name="P4" style:family="paragraph" style:parent-style-name="Standard">
      <style:text-properties officeooo:rsid="00197e82" officeooo:paragraph-rsid="00197e82"/>
    </style:style>
    <style:style style:name="P5" style:family="paragraph" style:parent-style-name="Standard">
      <style:text-properties officeooo:rsid="00212fc5" officeooo:paragraph-rsid="00212fc5"/>
    </style:style>
    <style:style style:name="P6" style:family="paragraph" style:parent-style-name="Standard">
      <style:text-properties officeooo:rsid="0022a309" officeooo:paragraph-rsid="0022a309"/>
    </style:style>
    <style:style style:name="P7" style:family="paragraph" style:parent-style-name="Standard">
      <style:text-properties officeooo:rsid="0017a3e6" officeooo:paragraph-rsid="00280040"/>
    </style:style>
    <style:style style:name="P8" style:family="paragraph" style:parent-style-name="Standard">
      <style:text-properties officeooo:rsid="0017a3e6" officeooo:paragraph-rsid="0029b155"/>
    </style:style>
    <style:style style:name="T1" style:family="text">
      <style:text-properties fo:background-color="#ffff00" loext:char-shading-value="0"/>
    </style:style>
    <style:style style:name="T2" style:family="text">
      <style:text-properties officeooo:rsid="0023ed14" fo:background-color="#ffff00" loext:char-shading-value="0"/>
    </style:style>
    <style:style style:name="T3" style:family="text">
      <style:text-properties officeooo:rsid="0029b155" fo:background-color="#ffff00" loext:char-shading-value="0"/>
    </style:style>
    <style:style style:name="T4" style:family="text">
      <style:text-properties officeooo:rsid="0029e402" fo:background-color="#ffff00" loext:char-shading-value="0"/>
    </style:style>
    <style:style style:name="T5" style:family="text">
      <style:text-properties officeooo:rsid="001b90dc"/>
    </style:style>
    <style:style style:name="T6" style:family="text">
      <style:text-properties officeooo:rsid="001bcb5e"/>
    </style:style>
    <style:style style:name="T7" style:family="text">
      <style:text-properties officeooo:rsid="001d467e"/>
    </style:style>
    <style:style style:name="T8" style:family="text">
      <style:text-properties officeooo:rsid="001de560"/>
    </style:style>
    <style:style style:name="T9" style:family="text">
      <style:text-properties fo:background-color="transparent" loext:char-shading-value="0"/>
    </style:style>
    <style:style style:name="T10" style:family="text">
      <style:text-properties officeooo:rsid="001b90dc" fo:background-color="transparent" loext:char-shading-value="0"/>
    </style:style>
    <style:style style:name="T11" style:family="text">
      <style:text-properties officeooo:rsid="001e4372" fo:background-color="transparent" loext:char-shading-value="0"/>
    </style:style>
    <style:style style:name="T12" style:family="text">
      <style:text-properties officeooo:rsid="001bcb5e" fo:background-color="transparent" loext:char-shading-value="0"/>
    </style:style>
    <style:style style:name="T13" style:family="text">
      <style:text-properties officeooo:rsid="001de560" fo:background-color="transparent" loext:char-shading-value="0"/>
    </style:style>
    <style:style style:name="T14" style:family="text">
      <style:text-properties officeooo:rsid="00280040" fo:background-color="transparent" loext:char-shading-value="0"/>
    </style:style>
    <style:style style:name="T15" style:family="text">
      <style:text-properties officeooo:rsid="00235821" fo:background-color="transparent" loext:char-shading-value="0"/>
    </style:style>
    <style:style style:name="T16" style:family="text">
      <style:text-properties officeooo:rsid="00291c83" fo:background-color="transparent" loext:char-shading-value="0"/>
    </style:style>
    <style:style style:name="T17" style:family="text">
      <style:text-properties officeooo:rsid="0029b155" fo:background-color="transparent" loext:char-shading-value="0"/>
    </style:style>
    <style:style style:name="T18" style:family="text">
      <style:text-properties officeooo:rsid="0023ed14" fo:background-color="transparent" loext:char-shading-value="0"/>
    </style:style>
    <style:style style:name="T19" style:family="text">
      <style:text-properties officeooo:rsid="0029e402" fo:background-color="transparent" loext:char-shading-value="0"/>
    </style:style>
    <style:style style:name="T20" style:family="text">
      <style:text-properties officeooo:rsid="001e4372"/>
    </style:style>
    <style:style style:name="T21" style:family="text">
      <style:text-properties officeooo:rsid="00212fc5"/>
    </style:style>
    <style:style style:name="T22" style:family="text">
      <style:text-properties officeooo:rsid="0022a309"/>
    </style:style>
    <style:style style:name="T23" style:family="text">
      <style:text-properties officeooo:rsid="00235821"/>
    </style:style>
    <style:style style:name="T24" style:family="text">
      <style:text-properties officeooo:rsid="0023ed14"/>
    </style:style>
    <style:style style:name="T25" style:family="text">
      <style:text-properties officeooo:rsid="00257cc2"/>
    </style:style>
    <style:style style:name="T26" style:family="text">
      <style:text-properties officeooo:rsid="002637c6"/>
    </style:style>
    <style:style style:name="T27" style:family="text">
      <style:text-properties officeooo:rsid="00280040"/>
    </style:style>
    <style:style style:name="T28" style:family="text">
      <style:text-properties officeooo:rsid="00291c83"/>
    </style:style>
    <style:style style:name="T29" style:family="text">
      <style:text-properties officeooo:rsid="0029b155"/>
    </style:style>
    <style:style style:name="T30" style:family="text">
      <style:text-properties officeooo:rsid="0029e40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iorgio Agamben</text:p>
      <text:p text:style-name="P1">A che punto siamo? L'epidemia come politica</text:p>
      <text:p text:style-name="P4">Ou en sommes-nous? L'épidémie comme <text:span text:style-name="T22">(paravent) </text:span>politique</text:p>
      <text:p text:style-name="P1"/>
      <text:p text:style-name="P6">Avvertenza</text:p>
      <text:p text:style-name="P6">1. L’invenzione di un’epidemia</text:p>
      <text:p text:style-name="P6">2. Contagio</text:p>
      <text:p text:style-name="P6">3. Chiarimenti</text:p>
      <text:p text:style-name="P6">4. A che punto siamo?</text:p>
      <text:p text:style-name="P6">5. Riflessioni sulla peste</text:p>
      <text:p text:style-name="P6">6. L’epidemia mostra che lo stato di eccezione è diventato la regola</text:p>
      <text:p text:style-name="P6">7. Distanziamento sociale</text:p>
      <text:p text:style-name="P6">8. Una domanda</text:p>
      <text:p text:style-name="P6">9. La nuda vita</text:p>
      <text:p text:style-name="P6">10. Nuove riflessioni</text:p>
      <text:p text:style-name="P6">11. Sul vero e sul falso</text:p>
      <text:p text:style-name="P6">12. La medicina come religione</text:p>
      <text:p text:style-name="P6">13. Biosicurezza e politica</text:p>
      <text:p text:style-name="P6">14. Polemos epidemios</text:p>
      <text:p text:style-name="P6">15. Requiem per gli studenti</text:p>
      <text:p text:style-name="P6">16. Il diritto e la vita</text:p>
      <text:p text:style-name="P2"/>
      <text:p text:style-name="P6">Avertissement</text:p>
      <text:p text:style-name="P1"/>
      <text:p text:style-name="P5">«Le navire coule et nous nous disputons sur sa cargaison.» (Gerolamo)</text:p>
      <text:p text:style-name="P5"/>
      <text:p text:style-name="P2"><text:span text:style-name="T30">Dans ce court recueil, j</text:span>'ai rassemblé les textes que j'ai écrits pendant les <text:span text:style-name="T5">premiers </text:span>mois <text:span text:style-name="T9">de l'état d'exception </text:span><text:span text:style-name="T12">qui a été décrété par le gouvernement italien</text:span><text:span text:style-name="T9">. </text:span>Ce sont des interventions ponctuelles, parfois très courtes, qui cherchent à <text:span text:style-name="T23">nous amener à </text:span>réfléchir sur les conséquences éthiques et politiques de la soi-disant pandémie <text:span text:style-name="T21">et </text:span>à <text:span text:style-name="T23">cerne</text:span>r la transformation des paradigmes politiques<text:span text:style-name="T10"> </text:span>que les mesures exceptionnelles <text:span text:style-name="T6">ont provoqué</text:span>.</text:p>
      <text:p text:style-name="P1"/>
      <text:p text:style-name="P3">Plus de quatre mois après le début de l'<text:span text:style-name="T5">état d'</text:span>urgence, il est en effet temps de considérer les événements dont nous avons été témoins dans une perspective historique plus large. Si les pouvoirs qui gouvernent le monde ont décidé de prendre le prétexte d'une pandémie - à ce stade-<text:span text:style-name="T5">ci</text:span>, peu importe qu'elle soit réelle ou simulée - pour transformer <text:span text:style-name="T21">en profondeur</text:span> les paradigmes <text:span text:style-name="T5">politiques opérants sur les hommes et les choses, </text:span>cela signifie qu<text:span text:style-name="T8">'à leurs yeux,</text:span> <text:span text:style-name="T13">l</text:span><text:span text:style-name="T9">es modèles </text:span><text:span text:style-name="T13">actuels étaient </text:span><text:span text:style-name="T9">en déclin </text:span>et <text:span text:style-name="T5">qu'</text:span>ils n<text:span text:style-name="T21">'étaient plus adéquats par rapport à cette nouvelle réalité.</text:span> Alors que, <text:span text:style-name="T26">face à</text:span> la crise qui a <text:span text:style-name="T8">frapp</text:span><text:span text:style-name="T9">é</text:span> l'Empire au IIIe siècle, Dioclétien puis Constantin ont entrepris <text:span text:style-name="T5">d</text:span>es réformes radicales des structures administratives, militaires et économiques qui devaient aboutir à l'autocratie byzantine, de <text:span text:style-name="T5">même manière aujourd'hui, </text:span>les puissances dominantes ont décidé d'abandonner <text:span text:style-name="T9">les paradigmes </text:span><text:span text:style-name="T11">constituant </text:span><text:span text:style-name="T9">les démocraties bourgeoises,</text:span> avec leurs droits, leurs parlements et leurs constitutions, pour les remplacer par de nouveaux dispositifs dont nous <text:span text:style-name="T27">ne </text:span>pouvons <text:span text:style-name="T9">probablement pas encore entièrement compr</text:span><text:span text:style-name="T14">endre</text:span><text:span text:style-name="T9"> </text:span><text:span text:style-name="T14">la portée, ce </text:span><text:span text:style-name="T9">même pour ceux qui </text:span><text:span text:style-name="T14">les ont conçus</text:span><text:span text:style-name="T9">.</text:span></text:p>
      <text:p text:style-name="P2"/>
      <text:p text:style-name="P7">Ce qui définit cependant la Grande Transformation qu'ils cherchent à imposer, c'est que <text:span text:style-name="T22">ce</text:span> qui l'a rendu formellement possible n'est pas un <text:span text:style-name="T9">nouveau canon législatif</text:span>, mais <text:span text:style-name="T22">bien</text:span> l'état d'exception, c'est-à-dire la suspension <text:span text:style-name="T20">pure et simple </text:span>des garanties constitutionnelles. En cela, <text:span text:style-name="T6">celle-ci </text:span>présente des <text:span text:style-name="T6">similitudes</text:span> <text:soft-page-break/>avec ce qui s'est passé en Allemagne en 1933 lorsque le nouveau chancelier, Adolf Hitler, a déclaré un état d'exception qui a duré douze ans, <text:span text:style-name="T20">et ce, </text:span>sans formellement <text:span text:style-name="T24">abolir</text:span> la constitution de Weimar. Alors qu'en Allemagne nazie, le déploiement d'un appareil idéologique explicitement totalitaire était nécessaire<text:span text:style-name="T9"> </text:span><text:span text:style-name="T15">pour qu'Hitler puisse parvenir à ses fins</text:span><text:span text:style-name="T9">,</text:span> la transformation <text:span text:style-name="T6">à laquelle</text:span> nous assistons opère <text:span text:style-name="T11">grâce à</text:span><text:span text:style-name="T9"> </text:span>la mise en place d'une <text:span text:style-name="T27">véritable</text:span> <text:span text:style-name="T9">terreur </text:span><text:span text:style-name="T17">sanitaire, une crainte irraisonnée </text:span><text:span text:style-name="T18">des citoyens pour leur santé</text:span><text:span text:style-name="T9">, </text:span><text:span text:style-name="T6">voire </text:span>d'une sorte de religion de la santé. Dans la tradition des démocraties bourgeoises, le droit du citoyen à la santé s'est inversé, sans que les gens <text:span text:style-name="T6">ne </text:span>semblent s'en apercevoir, <text:span text:style-name="T30">devenant </text:span>une obligation juridico-religieuse <text:span text:style-name="T6">devant</text:span> être remplie à tout prix. <text:span text:style-name="T14">N</text:span><text:span text:style-name="T9">ous avons eu amplement l'occasion de mesurer à quel point ce prix peut être élevé et nous continuerons à le faire chaque fois que le gouvernement le jugera nécessaire.</text:span></text:p>
      <text:p text:style-name="P2"/>
      <text:p text:style-name="P2">Nous pouvons appeler «biosécurité» le dispositif directeur qui résulte de la conjonction <text:span text:style-name="T24">de </text:span>la nouvelle religion de la santé et <text:span text:style-name="T24">du</text:span> pouvoir de l'État <text:span text:style-name="T16">dans le cadre de l'</text:span>état d'exception. C'est probablement <text:span text:style-name="T7">le dispositif</text:span> le plus efficace que l'Occident a<text:span text:style-name="T28">it</text:span> connu jusqu'à présent. L'expérience a montré qu'une fois qu<text:span text:style-name="T24">'ils estiment leur santé menacée</text:span>, les hommes semblent prêts à accepter <text:span text:style-name="T1">des restrictions à l</text:span><text:span text:style-name="T4">eur</text:span><text:span text:style-name="T1"> liberté </text:span><text:span text:style-name="T4">à un niveau</text:span><text:span text:style-name="T1"> </text:span><text:span text:style-name="T2">dont </text:span><text:span text:style-name="T4">personne n'aurait </text:span><text:span text:style-name="T1">jamais rêvé </text:span><text:span text:style-name="T4">qu'ils puissent le</text:span><text:span text:style-name="T1"> tolérer</text:span>, ni pendant les deux guerres mondiales, ni sous les dictatures totalitaires. L'état d'exception, qui a été prolongé jusqu'au 31 janvier 2021, restera dans les mémoires comme la plus longue suspension de<text:span text:style-name="T25">s libertés fondamentales de l'</text:span>histoire du pays. <text:span text:style-name="T25">Celle-ci fut </text:span>mise en œuvre sans que les citoyens ni, surtout, les institutions en charge n<text:span text:style-name="T25">e purent s'y </text:span>opposer. Après l'exemple chinois, l'Italie est le laboratoire de l'Occident où la nouvelle technique gouvernementale est expérimentée sous sa forme la plus extrême. Et il est probable que lorsque <text:span text:style-name="T25">de</text:span> futurs historiens auront clarifié ce qui était réellement en jeu <text:span text:style-name="T25">pendant cette</text:span> pandémie, cette période apparaîtra comme l'un des moments les plus honteux de l'histoire italienne. <text:span text:style-name="T30">Et ceci rejaillira sur ceux qui était au pouvoir </text:span><text:span text:style-name="T9">comme </text:span><text:span text:style-name="T19">étant des </text:span><text:span text:style-name="T9">irresponsable</text:span><text:span text:style-name="T19">s</text:span><text:span text:style-name="T9"> dénué</text:span><text:span text:style-name="T19">s </text:span><text:span text:style-name="T9">de tout scrupule éthique.</text:span></text:p>
      <text:p text:style-name="P2"/>
      <text:p text:style-name="P8">Si le dispositif juridico-politique de la Grande Transformation est l'état d'exception et le religieux, la science, en termes de relations sociales, il a confié son efficacité au numérique, qui, comme on le voit désormais, forme un système de «distanciation sociale» »Qui définit la nouvelle structure des relations entre hommes. </text:p>
      <text:p text:style-name="P8"/>
      <text:p text:style-name="P8"><text:span text:style-name="T1">Les relations humaines devraient éviter la présence physique dans la mesure du possible et avoir lieu, comme c'est souvent le cas, par le biais d'appareils numériques de plus en plus efficaces et omniprésents. </text:span>La nouvelle forme de relation sociale est la connexion et ceux qui ne sont pas connectés ont tendance à être exclus et condamnés à la marginalité.</text:p>
      <text:p text:style-name="P2"/>
      <text:p text:style-name="P8">Ce qui constitue la force de la transformation en cours, c'est aussi, comme cela arrive souvent, sa faiblesse. La propagation de la terreur sanitaire a néce<text:span text:style-name="T29">ssairement dû être soutenue par </text:span>un <text:span text:style-name="T29">système</text:span> médiatique <text:span text:style-name="T29">plus qu'efficace</text:span> et irréprochable, <text:span text:style-name="T29">ce </text:span>qui ne sera <text:span text:style-name="T29">pas toujours ainsi</text:span>. La religion médicale, comme toute religion, a ses hérésies et ses dissensions: des voix autoritaires ont déjà co<text:span text:style-name="T29">mmencé à co</text:span>ntest<text:span text:style-name="T29">er</text:span> la réalité et la gravité de l'épidémie, <text:span text:style-name="T29">celle-ci </text:span>ne p<text:span text:style-name="T29">o</text:span>u<text:span text:style-name="T29">van</text:span>t être indéfiniment soutenue par la diffusion quotidienne de chiffres dénués de toute cohérence scientifique. Et il est probable que les premiers à en être conscients sont précisément les pouvoirs dominants qui, s'ils n'avaient pas <text:span text:style-name="T29">compris</text:span> qu'ils étaient en danger, n'auraient certainement pas eu recours à des dispositifs aussi extrêmes et inhumains. Depuis des décennies, <text:span text:style-name="T29">nous assistons à </text:span>une perte de légitimité des pouvoirs institutionnels, <text:span text:style-name="T29">ce </text:span>qu'ils n'ont pu endiguer que par la production d'un <text:span text:style-name="T29">état d'</text:span>urgence perpétuel et le besoin de sécurité qu'<text:span text:style-name="T30">il</text:span> engendre. Pendant combien de temps et de quelles manières l'état d'exception actuel peut-il être prolongé? Ce qui est certain, c'est qu'il faudra de nouvelles formes de résistance, auxquelles ceux qui ne renoncent pas à penser à une politique à venir, qui n'aura ni la forme obsolète des démocraties bourgeoises ni celle du despotisme technico-sanitaire qui leur résistera, devront s'engager sans réserve. <text:soft-page-break/>rempla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2T04:11:41.661780413</meta:creation-date>
    <dc:date>2020-07-13T06:37:10.064766963</dc:date>
    <meta:editing-duration>PT1H36M57S</meta:editing-duration>
    <meta:editing-cycles>15</meta:editing-cycles>
    <meta:generator>LibreOffice/4.2.8.2$Linux_X86_64 LibreOffice_project/420m0$Build-2</meta:generator>
    <meta:document-statistic meta:table-count="0" meta:image-count="0" meta:object-count="0" meta:page-count="3" meta:paragraph-count="29" meta:word-count="1066" meta:character-count="6921" meta:non-whitespace-character-count="5883"/>
  </office:meta>
</office:document-meta>
</file>